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d" svg:font-family="Monospac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764e9"/>
    </style:style>
    <style:style style:name="P2" style:family="paragraph" style:parent-style-name="Standard">
      <style:text-properties officeooo:rsid="00095adf" officeooo:paragraph-rsid="00095adf"/>
    </style:style>
    <style:style style:name="P3" style:family="paragraph" style:parent-style-name="Standard">
      <style:text-properties officeooo:rsid="00105d6a" officeooo:paragraph-rsid="00105d6a"/>
    </style:style>
    <style:style style:name="P4" style:family="paragraph" style:parent-style-name="Preformatted_20_Text">
      <style:text-properties fo:font-variant="normal" fo:text-transform="none"/>
    </style:style>
    <style:style style:name="P5" style:family="paragraph" style:parent-style-name="Preformatted_20_Text">
      <style:text-properties fo:font-variant="normal" fo:text-transform="none" fo:color="#64ae64" style:font-name="Monospaced" fo:font-style="italic"/>
    </style:style>
    <style:style style:name="P6" style:family="paragraph" style:parent-style-name="Preformatted_20_Text">
      <style:text-properties fo:font-variant="normal" fo:text-transform="none" fo:color="#64ae64" style:font-name="Monospaced" fo:font-style="italic" officeooo:rsid="00105d6a" officeooo:paragraph-rsid="00105d6a"/>
    </style:style>
    <style:style style:name="P7" style:family="paragraph" style:parent-style-name="Preformatted_20_Text">
      <style:text-properties fo:font-variant="normal" fo:text-transform="none" style:font-name="Monospaced" fo:font-style="normal"/>
    </style:style>
    <style:style style:name="P8" style:family="paragraph" style:parent-style-name="Preformatted_20_Text">
      <style:text-properties fo:font-variant="normal" fo:text-transform="none" fo:color="#a020f0" style:font-name="Monospaced" fo:font-style="normal"/>
    </style:style>
    <style:style style:name="P9" style:family="paragraph" style:parent-style-name="Preformatted_20_Text">
      <style:text-properties officeooo:rsid="00105d6a"/>
    </style:style>
    <style:style style:name="P10" style:family="paragraph" style:parent-style-name="Preformatted_20_Text">
      <style:text-properties fo:font-variant="normal" fo:text-transform="none" fo:color="#64ae64" style:font-name="Monospaced" fo:font-style="italic"/>
    </style:style>
    <style:style style:name="T1" style:family="text">
      <style:text-properties officeooo:rsid="000764e9"/>
    </style:style>
    <style:style style:name="T2" style:family="text">
      <style:text-properties officeooo:rsid="000a0c23"/>
    </style:style>
    <style:style style:name="T3" style:family="text">
      <style:text-properties fo:color="#64ae64" fo:font-style="italic"/>
    </style:style>
    <style:style style:name="T4" style:family="text">
      <style:text-properties fo:color="#000000"/>
    </style:style>
    <style:style style:name="T5" style:family="text">
      <style:text-properties fo:color="#000000" style:font-name="Monospaced" fo:font-style="normal"/>
    </style:style>
    <style:style style:name="T6" style:family="text">
      <style:text-properties fo:color="#5c5c5c"/>
    </style:style>
    <style:style style:name="T7" style:family="text">
      <style:text-properties fo:color="#5c5c5c" style:font-name="Monospaced" fo:font-style="normal"/>
    </style:style>
    <style:style style:name="T8" style:family="text">
      <style:text-properties fo:color="#bc8f8f"/>
    </style:style>
    <style:style style:name="T9" style:family="text">
      <style:text-properties fo:color="#bc8f8f" style:font-name="Monospaced" fo:font-style="normal"/>
    </style:style>
    <style:style style:name="T10" style:family="text">
      <style:text-properties fo:color="#ffaa00"/>
    </style:style>
    <style:style style:name="T11" style:family="text">
      <style:text-properties fo:color="#32b9b9"/>
    </style:style>
    <style:style style:name="T12" style:family="text">
      <style:text-properties fo:color="#4a55db"/>
    </style:style>
    <style:style style:name="T13" style:family="text">
      <style:text-properties fo:color="#4a55db" style:font-name="Monospaced" fo:font-style="normal"/>
    </style:style>
    <style:style style:name="T14" style:family="text">
      <style:text-properties fo:color="#a020f0"/>
    </style:style>
    <style:style style:name="T15" style:family="text">
      <style:text-properties fo:color="#ae5cb0" style:text-underline-style="solid" style:text-underline-width="auto" style:text-underline-color="font-color"/>
    </style:style>
    <style:style style:name="T16" style:family="text">
      <style:text-properties fo:color="#aaaa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latório </text:p>
      <text:p text:style-name="Standard"/>
      <text:p text:style-name="Standard">Neste trabalho abordamos um assunto de grande relevância na física: propagação de ondas. Nós <text:span text:style-name="T1">nos</text:span> restringimos a propagação unidimensional da onda e podemos e a partir disso representá-la em uma corda. Para essa simulação, <text:span text:style-name="T1">utilizamos</text:span> o programa scilab que conta com ferramentas necessárias para a aplicação da física e da matemática envolvidas no problema, além de oferecer uma interface para plotar os pulsos de onda.</text:p>
      <text:p text:style-name="P1">A partir do conhecimento da equação de onda que conta com derivadas parciais de segunda ordem temporais e espaciais, definimos um domínio para nossa função em que "<text:span text:style-name="T1">x</text:span>" e "t" variam de 0 a 6 <text:span text:style-name="T1">e passos “dx” e “dt” e 0,01</text:span>. A equação de onda também conta com um termo referente a velocidade de propagação que será alterado de acordo com a densidade da corda pois sabemos que ela é inversamente proporcional a velocidade. <text:span text:style-name="T1">A propagação dos pulsos se dá numa corda de extremidades fixas e condições de contorno definidas, por esse motivo pode-se observar o fenômeno de reflexão, de maneira que o pulso refletido retorna com fase invertida e pode sofrer interferência de outros pulsos, que podem ser: destrutivas ou construtivas (parciais ou totais).</text:span></text:p>
      <text:p text:style-name="P2">Para estudar o fenômeno de reflexão, dividimos a corda em duas partes representando cada parte com densidades diferentes. Por conta dessa mudança, não podemos considerar cada extremidade de cada parte como totalmente fixa (regime estacionário) ou móvel (regime não estacionário), portanto os efeitos da reflexão ou de transmissão são parciais e ocorrerão simultaneamente. Alteramos no código a velocidade de propagação em cada parte pois esse é efeito da mudança das densidades. Percebemos que quando a onda parte de uma densidade menor para uma parte com densidade maior o pulso é refletido parcialmente com fase oposta e parcialmente transmitido com mesma fase, caso contrario, seria refletido parcialmente com mesma fase. </text:p>
      <text:p text:style-name="Standard">Para a resolução da equação de onda <text:span text:style-name="T1">utilizamos</text:span> o método de diferenças finitas <text:span text:style-name="T2">(MDF), pois em muitos casos como esse se torna difícil encontrar uma solução analítica. O MDF é um método para resolução de equações diferenciais e problemas de valores de contorno. Substituímos a formula da equação de onda com derivadas parciais por uma equação de diferenças finitas, trocando as derivadas parciais de segunda ordem da EDO pelas aproximações por diferenças centrais que podem ser obtidas através da expansão em séries de Taylor. Depois de se obter a equação de recorrência, podemos utilizá-la para propagar a onda através de <text:s/>uma ferramenta de looping no scilab. <text:line-break/>Para plotar o gráfico da propagação, limitamos o número de plotagens temporalmente com uma ferramenta condicional “if” a fim de simplificar o código, pois uma outra alternativa seria acrescentar mais um looping para a plotagem. </text:span></text:p>
      <text:p text:style-name="Standard"/>
      <text:p text:style-name="Standard"/>
      <text:p text:style-name="Standard"/>
      <text:p text:style-name="P3">Código Scilab:</text:p>
      <text:p text:style-name="P3"/>
      <text:p text:style-name="P6">//Método EDO <text:s/>diferenças finitas</text:p>
      <text:p text:style-name="Preformatted_20_Text"/>
      <text:p text:style-name="P5">//condições iniciais:</text:p>
      <text:p text:style-name="P5">//y(x,0)=exp(-x^2)</text:p>
      <text:p text:style-name="P5">//y'(x,0)=0</text:p>
      <text:p text:style-name="Preformatted_20_Text"/>
      <text:p text:style-name="P5">//condições contorno:</text:p>
      <text:p text:style-name="P5">//y(-3)=y(3)=0</text:p>
      <text:p text:style-name="Preformatted_20_Text"/>
      <text:p text:style-name="P7"><text:span text:style-name="T4">dx</text:span><text:span text:style-name="T6">=</text:span><text:span text:style-name="T8">0.01</text:span><text:span text:style-name="T4">;dt</text:span><text:span text:style-name="T6">=</text:span><text:span text:style-name="T8">0.01</text:span><text:span text:style-name="T4">;</text:span> <text:s text:c="41"/><text:span text:style-name="T3">//define o número de courant </text:span></text:p>
      <text:p text:style-name="P7"><text:span text:style-name="T4">x</text:span><text:span text:style-name="T6">=</text:span><text:span text:style-name="T8">0</text:span><text:span text:style-name="T10">:</text:span><text:span text:style-name="T4">dx</text:span><text:span text:style-name="T10">:</text:span><text:span text:style-name="T8">6</text:span><text:span text:style-name="T4">;</text:span> <text:s text:c="48"/><text:span text:style-name="T3">//tamanho do intervalo espacial</text:span></text:p>
      <text:p text:style-name="P7"><text:span text:style-name="T4">t</text:span><text:span text:style-name="T6">=</text:span><text:span text:style-name="T8">0</text:span><text:span text:style-name="T10">:</text:span><text:span text:style-name="T4">dt</text:span><text:span text:style-name="T10">:</text:span><text:span text:style-name="T8">6</text:span><text:span text:style-name="T4">;</text:span> <text:s text:c="48"/><text:span text:style-name="T3">//tamanho do intervalo temporal </text:span></text:p>
      <text:p text:style-name="P7"><text:span text:style-name="T4">v</text:span><text:span text:style-name="T6">=</text:span><text:span text:style-name="T8">2</text:span><text:span text:style-name="T6">*</text:span><text:span text:style-name="T11">ones</text:span><text:span text:style-name="T12">(</text:span><text:span text:style-name="T8">1</text:span><text:span text:style-name="T4">,</text:span><text:span text:style-name="T11">length</text:span><text:span text:style-name="T12">(</text:span><text:span text:style-name="T4">x</text:span><text:span text:style-name="T12">))</text:span><text:span text:style-name="T4">;</text:span> <text:s text:c="37"/><text:span text:style-name="T3">//matriz do tamanho de x com todos os elementos igual a 1</text:span></text:p>
      <text:p text:style-name="P7"><text:span text:style-name="T4">v</text:span><text:span text:style-name="T12">(</text:span><text:span text:style-name="T8">1</text:span><text:span text:style-name="T10">:</text:span><text:span text:style-name="T11">int</text:span><text:span text:style-name="T12">(</text:span><text:span text:style-name="T11">length</text:span><text:span text:style-name="T12">(</text:span><text:span text:style-name="T4">x</text:span><text:span text:style-name="T12">)</text:span><text:span text:style-name="T6">/</text:span><text:span text:style-name="T8">2</text:span><text:span text:style-name="T12">))</text:span><text:span text:style-name="T6">=</text:span><text:span text:style-name="T11">ones</text:span><text:span text:style-name="T12">(</text:span><text:span text:style-name="T8">1</text:span><text:span text:style-name="T10">:</text:span><text:span text:style-name="T11">int</text:span><text:span text:style-name="T12">(</text:span><text:span text:style-name="T11">length</text:span><text:span text:style-name="T12">(</text:span><text:span text:style-name="T4">x</text:span><text:span text:style-name="T12">)</text:span><text:span text:style-name="T6">/</text:span><text:span text:style-name="T8">2</text:span><text:span text:style-name="T12">))</text:span><text:span text:style-name="T4">;</text:span> <text:s text:c="8"/><text:span text:style-name="T3">//v(1)=2*1=2; v(2)=2*1=2; v(3)=2*1=2</text:span></text:p>
      <text:p text:style-name="P7"><text:span text:style-name="T4">y2</text:span><text:span text:style-name="T6">=</text:span><text:span text:style-name="T11">zeros</text:span><text:span text:style-name="T12">(</text:span><text:span text:style-name="T8">1</text:span><text:span text:style-name="T10">:</text:span><text:span text:style-name="T11">length</text:span><text:span text:style-name="T12">(</text:span><text:span text:style-name="T4">x</text:span><text:span text:style-name="T12">))</text:span><text:span text:style-name="T4">;</text:span> <text:s text:c="35"/><text:span text:style-name="T3">//matriz do tamanho de x zerada</text:span></text:p>
      <text:p text:style-name="P7"><text:soft-page-break/><text:span text:style-name="T4">y3</text:span><text:span text:style-name="T6">=</text:span><text:span text:style-name="T4">y2;</text:span> <text:s text:c="51"/><text:span text:style-name="T3">//y3=matriz do tamanho de x zerada</text:span></text:p>
      <text:p text:style-name="P7"><text:span text:style-name="T4">y1</text:span><text:span text:style-name="T6">=</text:span><text:span text:style-name="T11">exp</text:span><text:span text:style-name="T12">(</text:span><text:span text:style-name="T6">-</text:span><text:span text:style-name="T12">(</text:span><text:span text:style-name="T4">x</text:span><text:span text:style-name="T6">-</text:span><text:span text:style-name="T8">1.5</text:span><text:span text:style-name="T12">)</text:span><text:span text:style-name="T6">.^</text:span><text:span text:style-name="T8">2</text:span><text:span text:style-name="T6">/</text:span><text:span text:style-name="T8">0.5</text:span><text:span text:style-name="T12">)</text:span> <text:s text:c="34"/><text:span text:style-name="T3">//distribuição gaussiana</text:span></text:p>
      <text:p text:style-name="P5">//y1=cos(1*x*%pi/3-%pi/2);</text:p>
      <text:p text:style-name="P7"><text:span text:style-name="T4">y1</text:span><text:span text:style-name="T12">(</text:span><text:span text:style-name="T8">1</text:span><text:span text:style-name="T12">)</text:span><text:span text:style-name="T6">=</text:span><text:span text:style-name="T8">0</text:span><text:span text:style-name="T4">;y1</text:span><text:span text:style-name="T12">(</text:span><text:span text:style-name="T10">$</text:span><text:span text:style-name="T12">)</text:span><text:span text:style-name="T6">=</text:span><text:span text:style-name="T8">0</text:span><text:span text:style-name="T4">;</text:span> <text:s text:c="41"/><text:span text:style-name="T3">//condições de contorno ($=ultimo indice) </text:span></text:p>
      <text:p text:style-name="Preformatted_20_Text"/>
      <text:p text:style-name="P7"><text:span text:style-name="T14">for</text:span> <text:span text:style-name="T4">i</text:span><text:span text:style-name="T6">=</text:span><text:span text:style-name="T8">2</text:span><text:span text:style-name="T10">:</text:span><text:span text:style-name="T11">length</text:span><text:span text:style-name="T12">(</text:span><text:span text:style-name="T4">x</text:span><text:span text:style-name="T12">)</text:span><text:span text:style-name="T6">-</text:span><text:span text:style-name="T8">1</text:span></text:p>
      <text:p text:style-name="P4"><text:s text:c="4"/><text:span text:style-name="T5">y2</text:span><text:span text:style-name="T13">(</text:span><text:span text:style-name="T5">i</text:span><text:span text:style-name="T13">)</text:span><text:span text:style-name="T7">=</text:span><text:span text:style-name="T5">y1</text:span><text:span text:style-name="T13">(</text:span><text:span text:style-name="T5">i</text:span><text:span text:style-name="T13">)</text:span><text:span text:style-name="T7">+</text:span><text:span text:style-name="T13">(</text:span><text:span text:style-name="T9">1</text:span><text:span text:style-name="T7">/</text:span><text:span text:style-name="T9">2</text:span><text:span text:style-name="T13">)</text:span><text:span text:style-name="T7">*</text:span><text:span text:style-name="T13">((</text:span><text:span text:style-name="T5">dt</text:span><text:span text:style-name="T7">/</text:span><text:span text:style-name="T5">dx</text:span><text:span text:style-name="T7">/</text:span><text:span text:style-name="T5">v</text:span><text:span text:style-name="T13">(</text:span><text:span text:style-name="T5">i</text:span><text:span text:style-name="T13">))</text:span><text:span text:style-name="T7">^</text:span><text:span text:style-name="T9">2</text:span><text:span text:style-name="T13">)</text:span><text:span text:style-name="T7">*</text:span><text:span text:style-name="T13">(</text:span><text:span text:style-name="T5">y1</text:span><text:span text:style-name="T13">(</text:span><text:span text:style-name="T5">i</text:span><text:span text:style-name="T7">+</text:span><text:span text:style-name="T9">1</text:span><text:span text:style-name="T13">)</text:span><text:span text:style-name="T7">-</text:span><text:span text:style-name="T9">2</text:span><text:span text:style-name="T7">*</text:span><text:span text:style-name="T5">y1</text:span><text:span text:style-name="T13">(</text:span><text:span text:style-name="T5">i</text:span><text:span text:style-name="T13">)</text:span><text:span text:style-name="T7">+</text:span><text:span text:style-name="T5">y1</text:span><text:span text:style-name="T13">(</text:span><text:span text:style-name="T5">i</text:span><text:span text:style-name="T7">-</text:span><text:span text:style-name="T9">1</text:span><text:span text:style-name="T13">))</text:span></text:p>
      <text:p text:style-name="P8">end</text:p>
      <text:p text:style-name="Preformatted_20_Text"/>
      <text:p text:style-name="P7"><text:span text:style-name="T14">for</text:span> <text:span text:style-name="T4">j</text:span><text:span text:style-name="T6">=</text:span><text:span text:style-name="T8">3</text:span><text:span text:style-name="T10">:</text:span><text:span text:style-name="T11">length</text:span><text:span text:style-name="T12">(</text:span><text:span text:style-name="T4">t</text:span><text:span text:style-name="T12">)</text:span></text:p>
      <text:p text:style-name="P7"><text:span text:style-name="T14">for</text:span> <text:span text:style-name="T4">i</text:span><text:span text:style-name="T6">=</text:span><text:span text:style-name="T8">2</text:span><text:span text:style-name="T10">:</text:span><text:span text:style-name="T11">length</text:span><text:span text:style-name="T12">(</text:span><text:span text:style-name="T4">x</text:span><text:span text:style-name="T12">)</text:span><text:span text:style-name="T6">-</text:span><text:span text:style-name="T8">1</text:span></text:p>
      <text:p text:style-name="P4"><text:s text:c="3"/><text:span text:style-name="T5">y3</text:span><text:span text:style-name="T13">(</text:span><text:span text:style-name="T5">i</text:span><text:span text:style-name="T13">)</text:span><text:span text:style-name="T7">=</text:span><text:span text:style-name="T9">2</text:span><text:span text:style-name="T7">*</text:span><text:span text:style-name="T5">y2</text:span><text:span text:style-name="T13">(</text:span><text:span text:style-name="T5">i</text:span><text:span text:style-name="T13">)</text:span><text:span text:style-name="T7">-</text:span><text:span text:style-name="T5">y1</text:span><text:span text:style-name="T13">(</text:span><text:span text:style-name="T5">i</text:span><text:span text:style-name="T13">)</text:span><text:span text:style-name="T7">+</text:span><text:span text:style-name="T13">((</text:span><text:span text:style-name="T5">dt</text:span><text:span text:style-name="T7">/</text:span><text:span text:style-name="T5">dx</text:span><text:span text:style-name="T7">/</text:span><text:span text:style-name="T5">v</text:span><text:span text:style-name="T13">(</text:span><text:span text:style-name="T5">i</text:span><text:span text:style-name="T13">))</text:span><text:span text:style-name="T7">^</text:span><text:span text:style-name="T9">2</text:span><text:span text:style-name="T13">)</text:span><text:span text:style-name="T7">*</text:span><text:span text:style-name="T13">(</text:span><text:span text:style-name="T5">y2</text:span><text:span text:style-name="T13">(</text:span><text:span text:style-name="T5">i</text:span><text:span text:style-name="T7">+</text:span><text:span text:style-name="T9">1</text:span><text:span text:style-name="T13">)</text:span><text:span text:style-name="T7">-</text:span><text:span text:style-name="T9">2</text:span><text:span text:style-name="T7">*</text:span><text:span text:style-name="T5">y2</text:span><text:span text:style-name="T13">(</text:span><text:span text:style-name="T5">i</text:span><text:span text:style-name="T13">)</text:span><text:span text:style-name="T7">+</text:span><text:span text:style-name="T5">y2</text:span><text:span text:style-name="T13">(</text:span><text:span text:style-name="T5">i</text:span><text:span text:style-name="T7">-</text:span><text:span text:style-name="T9">1</text:span><text:span text:style-name="T13">))</text:span></text:p>
      <text:p text:style-name="P8">end</text:p>
      <text:p text:style-name="Preformatted_20_Text"/>
      <text:p text:style-name="P7"><text:span text:style-name="T14">if</text:span> <text:span text:style-name="T15">pmodulo</text:span><text:span text:style-name="T12">(</text:span><text:span text:style-name="T4">j,</text:span><text:span text:style-name="T8">25</text:span><text:span text:style-name="T12">)</text:span><text:span text:style-name="T6">==</text:span><text:span text:style-name="T8">1</text:span> <text:span text:style-name="T14">then</text:span></text:p>
      <text:p text:style-name="P7"><text:span text:style-name="T11">xset</text:span><text:span text:style-name="T12">(</text:span><text:span text:style-name="T8">"window"</text:span><text:span text:style-name="T4">,</text:span><text:span text:style-name="T8">1</text:span><text:span text:style-name="T12">)</text:span></text:p>
      <text:p text:style-name="P7"><text:span text:style-name="T15">clf</text:span><text:span text:style-name="T12">(</text:span><text:span text:style-name="T8">1</text:span><text:span text:style-name="T12">)</text:span></text:p>
      <text:p text:style-name="P5">//plot(x,y1,"w")</text:p>
      <text:p text:style-name="P7"><text:span text:style-name="T15">plot</text:span><text:span text:style-name="T12">(</text:span><text:span text:style-name="T4">x</text:span><text:span text:style-name="T12">(</text:span><text:span text:style-name="T11">int</text:span><text:span text:style-name="T12">(</text:span><text:span text:style-name="T11">length</text:span><text:span text:style-name="T12">(</text:span><text:span text:style-name="T4">x</text:span><text:span text:style-name="T12">)</text:span><text:span text:style-name="T6">/</text:span><text:span text:style-name="T8">2</text:span><text:span text:style-name="T12">)</text:span><text:span text:style-name="T6">+</text:span><text:span text:style-name="T8">1</text:span><text:span text:style-name="T10">:$</text:span><text:span text:style-name="T12">)</text:span><text:span text:style-name="T4">,y2</text:span><text:span text:style-name="T12">(</text:span><text:span text:style-name="T11">int</text:span><text:span text:style-name="T12">(</text:span><text:span text:style-name="T11">length</text:span><text:span text:style-name="T12">(</text:span><text:span text:style-name="T4">x</text:span><text:span text:style-name="T12">)</text:span><text:span text:style-name="T6">/</text:span><text:span text:style-name="T8">2</text:span><text:span text:style-name="T12">)</text:span><text:span text:style-name="T6">+</text:span><text:span text:style-name="T8">1</text:span><text:span text:style-name="T10">:$</text:span><text:span text:style-name="T12">))</text:span></text:p>
      <text:p text:style-name="P7"><text:span text:style-name="T15">plot</text:span><text:span text:style-name="T12">(</text:span><text:span text:style-name="T4">x</text:span><text:span text:style-name="T12">(</text:span><text:span text:style-name="T8">1</text:span><text:span text:style-name="T10">:</text:span><text:span text:style-name="T11">int</text:span><text:span text:style-name="T12">(</text:span><text:span text:style-name="T11">length</text:span><text:span text:style-name="T12">(</text:span><text:span text:style-name="T4">x</text:span><text:span text:style-name="T12">)</text:span><text:span text:style-name="T6">/</text:span><text:span text:style-name="T8">2</text:span><text:span text:style-name="T12">))</text:span><text:span text:style-name="T4">,y2</text:span><text:span text:style-name="T12">(</text:span><text:span text:style-name="T8">1</text:span><text:span text:style-name="T10">:</text:span><text:span text:style-name="T11">int</text:span><text:span text:style-name="T12">(</text:span><text:span text:style-name="T11">length</text:span><text:span text:style-name="T12">(</text:span><text:span text:style-name="T4">x</text:span><text:span text:style-name="T12">)</text:span><text:span text:style-name="T6">/</text:span><text:span text:style-name="T8">2</text:span><text:span text:style-name="T12">))</text:span><text:span text:style-name="T4">,</text:span><text:span text:style-name="T8">"r"</text:span><text:span text:style-name="T12">)</text:span></text:p>
      <text:p text:style-name="P7"><text:span text:style-name="T4">a</text:span><text:span text:style-name="T6">=</text:span><text:span text:style-name="T15">gca</text:span><text:span text:style-name="T12">()</text:span></text:p>
      <text:p text:style-name="P5">//a.auto_scale("off")</text:p>
      <text:p text:style-name="P5">//a.tight_limits(["on","on"])</text:p>
      <text:p text:style-name="P7"><text:span text:style-name="T4">a</text:span><text:span text:style-name="T6">.</text:span><text:span text:style-name="T16">data_bounds</text:span><text:span text:style-name="T6">=</text:span><text:span text:style-name="T12">[</text:span><text:span text:style-name="T8">0</text:span><text:span text:style-name="T4">,</text:span><text:span text:style-name="T6">-</text:span><text:span text:style-name="T8">1</text:span><text:span text:style-name="T4">;</text:span><text:span text:style-name="T8">6</text:span><text:span text:style-name="T4">,</text:span><text:span text:style-name="T8">1</text:span><text:span text:style-name="T12">]</text:span></text:p>
      <text:p text:style-name="P7"><text:span text:style-name="T11">xs2png</text:span><text:span text:style-name="T12">(</text:span><text:span text:style-name="T8">1</text:span><text:span text:style-name="T4">,</text:span><text:span text:style-name="T8">"~/Documentos/Scilab/Figuras"</text:span><text:span text:style-name="T6">+</text:span><text:span text:style-name="T11">string</text:span><text:span text:style-name="T12">(</text:span><text:span text:style-name="T4">j</text:span><text:span text:style-name="T12">))</text:span></text:p>
      <text:p text:style-name="P8">end</text:p>
      <text:p text:style-name="Preformatted_20_Text"/>
      <text:p text:style-name="P7"><text:span text:style-name="T4">y1</text:span><text:span text:style-name="T6">=</text:span><text:span text:style-name="T4">y2;y2</text:span><text:span text:style-name="T6">=</text:span><text:span text:style-name="T4">y3</text:span></text:p>
      <text:p text:style-name="P8">end</text:p>
      <text:p text:style-name="Preformatted_20_Text"/>
      <text:p text:style-name="P9"/>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d" svg:font-family="Monospac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2:19:37.116478831</meta:creation-date>
    <dc:date>2019-06-27T10:46:25.669511669</dc:date>
    <meta:editing-duration>PT20M16S</meta:editing-duration>
    <meta:editing-cycles>4</meta:editing-cycles>
    <meta:generator>LibreOffice/6.0.7.3$Linux_X86_64 LibreOffice_project/00m0$Build-3</meta:generator>
    <meta:document-statistic meta:table-count="0" meta:image-count="0" meta:object-count="0" meta:page-count="2" meta:paragraph-count="43" meta:word-count="538" meta:character-count="4282" meta:non-whitespace-character-count="3428"/>
  </office:meta>
</office:document-meta>
</file>